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12.19cm" fo:min-width="2.84cm"/>
    </style:style>
    <style:style style:name="gr2" style:family="graphic" style:parent-style-name="standard">
      <style:graphic-properties draw:fill-color="#aea79f" draw:textarea-horizontal-align="justify" draw:textarea-vertical-align="middle" draw:auto-grow-height="false" fo:min-height="4.082cm" fo:min-width="16.53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aea79f" draw:textarea-horizontal-align="justify" draw:textarea-vertical-align="middle" draw:auto-grow-height="false" fo:min-height="1.194cm" fo:min-width="16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  <style:text-properties style:font-name="Ubuntu1" fo:font-size="18pt" style:font-size-asian="18pt" style:font-size-complex="18pt"/>
    </style:style>
    <style:style style:name="P2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3" style:family="paragraph">
      <style:text-properties style:font-name="Ubuntu"/>
    </style:style>
    <style:style style:name="P4" style:family="paragraph">
      <loext:graphic-properties draw:fill-color="#aea79f"/>
      <style:paragraph-properties fo:text-align="center"/>
      <style:text-properties style:font-name="Ubuntu"/>
    </style:style>
    <style:style style:name="P5" style:family="paragraph">
      <loext:graphic-properties draw:fill="none"/>
      <style:paragraph-properties fo:text-align="center"/>
      <style:text-properties style:font-name="Ubuntu1" fo:font-size="18pt" style:font-size-asian="18pt" style:font-size-complex="18pt"/>
    </style:style>
    <style:style style:name="P6" style:family="paragraph">
      <style:text-properties style:font-name="Ubuntu" fo:font-size="18pt" style:font-size-asian="18pt" style:font-size-complex="18pt"/>
    </style:style>
    <style:style style:name="P7" style:family="paragraph">
      <loext:graphic-properties draw:fill-color="#aea79f"/>
      <style:paragraph-properties fo:text-align="center"/>
      <style:text-properties style:font-name="Ubuntu" fo:font-size="18pt" style:font-size-asian="18pt" style:font-size-complex="18pt"/>
    </style:style>
    <style:style style:name="P8" style:family="paragraph">
      <style:text-properties style:font-name="Ubuntu1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Ubuntu1" fo:font-size="18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style:font-name="Ubuntu"/>
    </style:style>
    <style:style style:name="T3" style:family="text">
      <style:text-properties style:font-name="Ubuntu" fo:font-size="18pt" fo:font-style="italic" fo:font-weight="bold" style:font-size-asian="18pt" style:font-size-complex="18pt"/>
    </style:style>
    <style:style style:name="T4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7cm" svg:height="12.8cm" svg:x="2.4cm" svg:y="2.2cm">
          <text:p text:style-name="P1"><text:span text:style-name="T1">Device</text:span></text:p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7.5cm" svg:height="4.8cm" svg:x="9.5cm" svg:y="2.2cm">
          <text:p text:style-name="P3"><text:span text:style-name="T2">DeviceSetupStatus </text:span><text:span text:style-name="T3">setupDevice </text:span><text:span text:style-name="T2">(Device *device)</text:span></text:p>
          <text:p text:style-name="P3"><text:span text:style-name="T2"/></text:p>
          <text:p text:style-name="P3"><text:span text:style-name="T2">…</text:span></text:p>
          <text:p text:style-name="P3"><text:span text:style-name="T2"/></text:p>
          <text:p text:style-name="P3"><text:span text:style-name="T2">return </text:span><text:span text:style-name="T3">DeviceSetupA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6.1cm" svg:y1="3.2cm" svg:x2="9.5cm" svg:y2="3.2cm">
          <text:p text:style-name="P1"><text:span text:style-name="T1">1</text:span></text:p>
          <text:p text:style-name="P1"><text:span text:style-name="T1"/></text:p>
        </draw:line>
        <draw:custom-shape draw:style-name="gr4" draw:text-style-name="P7" draw:layer="layout" svg:width="17.5cm" svg:height="1.6cm" svg:x="9.5cm" svg:y="10cm">
          <text:p text:style-name="P6"><text:span text:style-name="T4">emit </text:span><text:span text:style-name="T3">deviceSetupFinished </text:span><text:span text:style-name="T4">(Device *, DeviceSetupStatus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8.736cm" svg:height="0.967cm" svg:x="13.6cm" svg:y="8cm">
          <draw:text-box>
            <text:p text:style-name="P8"><text:span text:style-name="T1">...do the asynchronous setup</text:span></text:p>
          </draw:text-box>
        </draw:frame>
        <draw:line draw:style-name="gr6" draw:text-style-name="P10" draw:layer="layout" svg:x1="6.1cm" svg:y1="10.8cm" svg:x2="9.5cm" svg:y2="10.8cm">
          <text:p text:style-name="P10"><text:span text:style-name="T1">3</text:span></text:p>
          <text:p text:style-name="P10"/>
        </draw:line>
        <draw:line draw:style-name="gr6" draw:text-style-name="P10" draw:layer="layout" svg:x1="6.1cm" svg:y1="6cm" svg:x2="9.5cm" svg:y2="6cm">
          <text:p text:style-name="P10"><text:span text:style-name="T1">2</text:span></text:p>
          <text:p text:style-name="P10"/>
        </draw:line>
        <draw:line draw:style-name="gr6" draw:text-style-name="P1" draw:layer="layout" svg:x1="1.9cm" svg:y1="14.7cm" svg:x2="1.9cm" svg:y2="2.2cm">
          <text:p text:style-name="P1"><text:span text:style-name="T1">Time</text:span></text:p>
          <text:p text:style-name="P1"><text:span text:style-name="T1"/></text:p>
        </draw:line>
        <draw:line draw:style-name="gr3" draw:text-style-name="P5" draw:layer="layout" svg:x1="6.1cm" svg:y1="13.8cm" svg:x2="9.5cm" svg:y2="13.8cm">
          <text:p text:style-name="P1"><text:span text:style-name="T1">4</text:span></text:p>
          <text:p text:style-name="P1"><text:span text:style-name="T1"/></text:p>
        </draw:line>
        <draw:custom-shape draw:style-name="gr4" draw:text-style-name="P7" draw:layer="layout" svg:width="17.5cm" svg:height="1.6cm" svg:x="9.501cm" svg:y="13.001cm">
          <text:p text:style-name="P6"><text:span text:style-name="T4">void </text:span><text:span text:style-name="T3">postSetupDevice </text:span><text:span text:style-name="T4">(Device *devic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7T10:58:14.027206761</meta:creation-date>
    <dc:date>2016-03-17T11:20:28.381649659</dc:date>
    <dc:creator>Simon Stürz</dc:creator>
    <meta:editing-duration>PT22M10S</meta:editing-duration>
    <meta:editing-cycles>11</meta:editing-cycles>
    <meta:generator>LibreOffice/5.0.5.2$Linux_X86_64 LibreOffice_project/00m0$Build-2</meta:generator>
    <meta:document-statistic meta:object-count="10"/>
  </office:meta>
</office:document-meta>
</file>